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QDC counts estimation</text:p>
          </table:table-cell>
          <table:table-cell/>
          <table:table-cell office:value-type="string" calcext:value-type="string">
            <text:p>(assuming VTH2 set to 1 pe cut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cl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_WINDOW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_clk</text:p>
          </table:table-cell>
          <table:table-cell table:formula="of:=[.D6]*[.D5]" office:value-type="float" office:value="500" calcext:value-type="float">
            <text:p>50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ount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VTH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unt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09:57:49.778427544</meta:creation-date>
    <dc:date>2021-07-19T13:01:58.897301725</dc:date>
    <meta:editing-duration>PT2H43M49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